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00000000 of 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01 09:4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8.571428571428571" office:value-type="float"/>
          <table:table-cell table:style-name="acquired_lot_note_fiat" office:value="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07142857142857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5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5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5.428571428571429" office:value-type="float"/>
          <table:table-cell table:style-name="acquired_lot_note_fiat" office:value="18.4090909090909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980519480519480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9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9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39.910441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